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03b6b2" officeooo:paragraph-rsid="0003b6b2"/>
    </style:style>
    <style:style style:name="P2" style:family="paragraph" style:parent-style-name="Heading_20_1">
      <style:text-properties officeooo:rsid="00082fca" officeooo:paragraph-rsid="00082fca"/>
    </style:style>
    <style:style style:name="P3" style:family="paragraph" style:parent-style-name="Title">
      <style:text-properties officeooo:rsid="0003b6b2" officeooo:paragraph-rsid="0003b6b2"/>
    </style:style>
    <style:style style:name="P4" style:family="paragraph" style:parent-style-name="Text_20_body" style:list-style-name="L1">
      <style:text-properties officeooo:rsid="0003b6b2" officeooo:paragraph-rsid="0003b6b2"/>
    </style:style>
    <style:style style:name="P5" style:family="paragraph" style:parent-style-name="Text_20_body" style:list-style-name="L1">
      <style:text-properties officeooo:rsid="00051d84" officeooo:paragraph-rsid="00051d84"/>
    </style:style>
    <style:style style:name="P6" style:family="paragraph" style:parent-style-name="Text_20_body">
      <style:text-properties officeooo:rsid="00051d84" officeooo:paragraph-rsid="00051d84"/>
    </style:style>
    <style:style style:name="P7" style:family="paragraph" style:parent-style-name="Text_20_body" style:list-style-name="L2">
      <style:text-properties officeooo:rsid="00082fca" officeooo:paragraph-rsid="00082f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lm App – Design</text:p>
      <text:h text:style-name="P1" text:outline-level="1">User Stories</text:h>
      <text:list xml:id="list3359905710" text:style-name="L1">
        <text:list-item>
          <text:p text:style-name="P4">Search for films</text:p>
        </text:list-item>
        <text:list-item>
          <text:p text:style-name="P4">Select multiple films</text:p>
        </text:list-item>
        <text:list-item>
          <text:p text:style-name="P4">Save films to ‘watch’ list</text:p>
        </text:list-item>
        <text:list-item>
          <text:p text:style-name="P4">Save films to ‘watched’ list</text:p>
        </text:list-item>
        <text:list-item>
          <text:p text:style-name="P5">Sort films</text:p>
        </text:list-item>
      </text:list>
      <text:p text:style-name="P6"/>
      <text:h text:style-name="P2" text:outline-level="1">Design</text:h>
      <text:list xml:id="list222494633" text:style-name="L2"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1:15:18.394448031</meta:creation-date>
    <dc:date>2020-03-30T11:50:33.323170182</dc:date>
    <meta:editing-duration>PT11M2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30" meta:character-count="142" meta:non-whitespace-character-count="125"/>
  </office:meta>
</office:document-meta>
</file>